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mj-lt" svg:font-family="mj-l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style:writing-mode="lr-tb"/>
    </style:style>
    <style:style style:name="P2" style:family="paragraph" style:parent-style-name="Standard">
      <style:paragraph-properties style:writing-mode="lr-tb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Text_20_body">
      <style:paragraph-properties fo:margin-top="0cm" fo:margin-bottom="0cm" style:contextual-spacing="false" style:writing-mode="lr-tb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18pt"/>
    </style:style>
    <style:style style:name="P6" style:family="paragraph" style:parent-style-name="Text_20_body">
      <style:paragraph-properties fo:margin-left="0.965cm" fo:margin-right="0cm" fo:margin-top="0cm" fo:margin-bottom="0cm" style:contextual-spacing="false" fo:text-indent="-0.965cm" style:auto-text-indent="false"/>
    </style:style>
    <style:style style:name="P7" style:family="paragraph" style:parent-style-name="Text_20_body">
      <style:paragraph-properties fo:margin-left="0.965cm" fo:margin-right="0cm" fo:margin-top="0cm" fo:margin-bottom="0cm" style:contextual-spacing="false" fo:text-indent="-0.965cm" style:auto-text-indent="false"/>
      <style:text-properties fo:font-weight="bold"/>
    </style:style>
    <style:style style:name="T1" style:family="text">
      <style:text-properties loext:padding="0cm" loext:border="none"/>
    </style:style>
    <style:style style:name="T2" style:family="text">
      <style:text-properties style:font-name="mj-lt" fo:font-size="18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style:font-name="Calibri" fo:font-size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assignmentViewerStudentButtons"/>Design Thinking - Projeto UX - Passo 1</text:h>
      <text:p text:style-name="P3"><text:span text:style-name="T1"/></text:p>
      <text:h text:style-name="Heading_20_2" text:outline-level="2">Instruções</text:h>
      <text:p text:style-name="Text_20_body"/>
      <text:p text:style-name="Text_20_body">Apresentar as seguintes informações:</text:p>
      <text:p text:style-name="Text_20_body"/>
      <text:p text:style-name="P5">Com base no Modelo Diamante duplo - Design Thinking, apresente os seguintes processos:</text:p>
      <text:p text:style-name="P6"><text:span text:style-name="T2">1.</text:span><text:span text:style-name="T4">Entender o problema</text:span></text:p>
      <text:p text:style-name="P6"><text:span text:style-name="T2">2.</text:span><text:span text:style-name="T4">Observar o problema </text:span></text:p>
      <text:p text:style-name="P6"><text:span text:style-name="T2">3.</text:span><text:span text:style-name="T4">Definir a abordagem ao problema </text:span></text:p>
      <text:p text:style-name="P6"><text:span text:style-name="T2">4.</text:span><text:span text:style-name="T4">Ideação das soluções</text:span></text:p>
      <text:p text:style-name="P6"><text:span text:style-name="T2">5.</text:span><text:span text:style-name="T4">Prototipar</text:span><text:span text:style-name="T3"> </text:span><text:span text:style-name="T4">uma solução </text:span></text:p>
      <text:p text:style-name="P6"/>
      <text:p text:style-name="P6"/>
      <text:p text:style-name="P6">Para resposta seria interessante usar alguma ferramenta que traga essas informações desenhadas:</text:p>
      <text:p text:style-name="P6">FIGMA</text:p>
      <text:p text:style-name="P6">Xmind</text:p>
      <text:p text:style-name="P6">Draw.io</text:p>
      <text:p text:style-name="P6"/>
      <text:p text:style-name="P7">As ideias conversadas no dia 14/03 e no dia 21/03</text:p>
      <text:p text:style-name="P6"/>
      <text:p text:style-name="P6">Caso algum grupo esteja com dificuldade em usar qualquer um dos softwares apresentados, podemos rascunhar e auxilio vocês a utilizarem para entrega.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/>
    <style:font-face style:name="mj-lt" svg:font-family="mj-l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0T15:33:52.714000000</meta:creation-date>
    <dc:date>2024-04-10T15:35:41.719000000</dc:date>
    <meta:editing-duration>PT1M48S</meta:editing-duration>
    <meta:editing-cycles>2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15" meta:word-count="90" meta:character-count="603" meta:non-whitespace-character-count="525"/>
  </office:meta>
</office:document-meta>
</file>